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88cm"/>
    </style:style>
    <style:style style:name="co2" style:family="table-column">
      <style:table-column-properties fo:break-before="auto" style:column-width="6.97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3.301cm"/>
    </style:style>
    <style:style style:name="ro1" style:family="table-row">
      <style:table-row-properties style:row-height="0.85cm" fo:break-before="auto" style:use-optimal-row-height="true"/>
    </style:style>
    <style:style style:name="ro2" style:family="table-row">
      <style:table-row-properties style:row-height="0.483cm" fo:break-before="auto" style:use-optimal-row-height="true"/>
    </style:style>
    <style:style style:name="ro3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7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3"/>
        <table:table-column table:style-name="co4" table:default-cell-style-name="Default"/>
        <table:table-row table:style-name="ro1">
          <table:table-cell table:style-name="ce1" office:value-type="string">
            <text:p>Bauteilliste 4er Relaisplatine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style-name="ce2" office:value-type="string">
            <text:p>Anzahl</text:p>
          </table:table-cell>
          <table:table-cell table:style-name="ce2" office:value-type="string">
            <text:p>Reichelt Art.Nr.</text:p>
          </table:table-cell>
          <table:table-cell table:style-name="ce2" office:value-type="string">
            <text:p>Stückpreis</text:p>
          </table:table-cell>
          <table:table-cell table:style-name="ce2" office:value-type="string">
            <text:p>Gesamt</text:p>
          </table:table-cell>
          <table:table-cell table:style-name="ce2" office:value-type="string">
            <text:p>Kommentar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EBS 63P</text:p>
          </table:table-cell>
          <table:table-cell office:value-type="currency" office:currency="EUR" office:value="0.28">
            <text:p>0,28 €</text:p>
          </table:table-cell>
          <table:table-cell table:formula="oooc:=[.A4]*[.C4]" office:value-type="currency" office:currency="EUR" office:value="1.12">
            <text:p>1,12 €</text:p>
          </table:table-cell>
          <table:table-cell office:value-type="string">
            <text:p>Stereo-Klinkenbuchse mit Schalter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G6H-2 6V</text:p>
          </table:table-cell>
          <table:table-cell office:value-type="currency" office:currency="EUR" office:value="2.7">
            <text:p>2,70 €</text:p>
          </table:table-cell>
          <table:table-cell table:formula="oooc:=[.A5]*[.C5]" office:value-type="currency" office:currency="EUR" office:value="10.8">
            <text:p>10,80 €</text:p>
          </table:table-cell>
          <table:table-cell office:value-type="string">
            <text:p>Relais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1N 4148</text:p>
          </table:table-cell>
          <table:table-cell office:value-type="currency" office:currency="EUR" office:value="0.02">
            <text:p>0,02 €</text:p>
          </table:table-cell>
          <table:table-cell table:formula="oooc:=[.A6]*[.C6]" office:value-type="currency" office:currency="EUR" office:value="0.08">
            <text:p>0,08 €</text:p>
          </table:table-cell>
          <table:table-cell office:value-type="string">
            <text:p>Diode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C 547B</text:p>
          </table:table-cell>
          <table:table-cell office:value-type="currency" office:currency="EUR" office:value="0.04">
            <text:p>0,04 €</text:p>
          </table:table-cell>
          <table:table-cell table:formula="oooc:=[.A7]*[.C7]" office:value-type="currency" office:currency="EUR" office:value="0.16">
            <text:p>0,16 €</text:p>
          </table:table-cell>
          <table:table-cell office:value-type="string">
            <text:p>Transistor BC547B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1/4W 2,2K</text:p>
          </table:table-cell>
          <table:table-cell office:value-type="currency" office:currency="EUR" office:value="0.033">
            <text:p>0,03 €</text:p>
          </table:table-cell>
          <table:table-cell table:formula="oooc:=[.A8]*[.C8]" office:value-type="currency" office:currency="EUR" office:value="0.264">
            <text:p>0,26 €</text:p>
          </table:table-cell>
          <table:table-cell office:value-type="string">
            <text:p>Widerstand 2K2 10STK BESTELLEN!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1/4W 220</text:p>
          </table:table-cell>
          <table:table-cell office:value-type="currency" office:currency="EUR" office:value="0.033">
            <text:p>0,03 €</text:p>
          </table:table-cell>
          <table:table-cell table:formula="oooc:=[.A9]*[.C9]" office:value-type="currency" office:currency="EUR" office:value="0.132">
            <text:p>0,13 €</text:p>
          </table:table-cell>
          <table:table-cell office:value-type="string">
            <text:p>Widerstand 220 10STK BESTELLEN!</text:p>
          </table:table-cell>
        </table:table-row>
        <table:table-row table:style-name="ro2">
          <table:table-cell/>
          <table:table-cell/>
          <table:table-cell/>
          <table:table-cell table:formula="oooc:=[.A10]*[.C10]" office:value-type="currency" office:currency="EUR" office:value="0">
            <text:p>0,00 €</text:p>
          </table:table-cell>
          <table:table-cell/>
        </table:table-row>
        <table:table-row table:style-name="ro2">
          <table:table-cell/>
          <table:table-cell/>
          <table:table-cell/>
          <table:table-cell table:formula="oooc:=[.A11]*[.C11]" office:value-type="currency" office:currency="EUR" office:value="0">
            <text:p>0,00 €</text:p>
          </table:table-cell>
          <table:table-cell/>
        </table:table-row>
        <table:table-row table:style-name="ro2">
          <table:table-cell/>
          <table:table-cell/>
          <table:table-cell/>
          <table:table-cell table:formula="oooc:=[.A12]*[.C12]" office:value-type="currency" office:currency="EUR" office:value="0">
            <text:p>0,00 €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/>
          <table:table-cell table:style-name="ce2" office:value-type="string">
            <text:p>Summe:</text:p>
          </table:table-cell>
          <table:table-cell table:formula="oooc:=SUM([.D4:.D12])" office:value-type="currency" office:currency="EUR" office:value="12.556">
            <text:p>12,56 €</text:p>
          </table:table-cell>
          <table:table-cell/>
        </table:table-row>
        <table:table-row table:style-name="ro2" table:number-rows-repeated="11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e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7">27.08.2009</text:date>, <text:time>17:13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Simon Gansen</meta:initial-creator>
    <meta:creation-date>2009-08-27T16:59:44</meta:creation-date>
    <dc:creator>Simon Gansen</dc:creator>
    <dc:date>2009-08-27T17:09:11</dc:date>
    <meta:editing-cycles>13</meta:editing-cycles>
    <meta:editing-duration>PT9M27S</meta:editing-duration>
    <meta:user-defined meta:name="Info 1"/>
    <meta:user-defined meta:name="Info 2"/>
    <meta:user-defined meta:name="Info 3"/>
    <meta:user-defined meta:name="Info 4"/>
    <meta:document-statistic meta:table-count="3" meta:cell-count="47"/>
  </office:meta>
</office:document-meta>
</file>